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2618in" svg:y="0.3949in">
            <draw:object draw:notify-on-update-of-ranges="Sheet1.B4:Sheet1.G4 Sheet1.A5:Sheet1.A5 Sheet1.B5:Sheet1.B10 Sheet1.A6:Sheet1.A6 Sheet1.C5:Sheet1.C10 Sheet1.A7:Sheet1.A7 Sheet1.D5:Sheet1.D10 Sheet1.A8:Sheet1.A8 Sheet1.E5:Sheet1.E10 Sheet1.A9:Sheet1.A9 Sheet1.F5:Sheet1.F10 Sheet1.A10:Sheet1.A10 Sheet1.G5:Sheet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ce2"/>
        <table:table-row table:style-name="ro1">
          <table:table-cell table:style-name="Default" office:value-type="string" calcext:value-type="string" table:number-columns-spanned="2" table:number-rows-spanned="1">
            <text:p>Počet výtisků</text:p>
          </table:table-cell>
          <table:covered-table-cell table:style-name="Default"/>
          <table:table-cell table:style-name="Default" office:value-type="float" office:value="1000" calcext:value-type="float">
            <text:p>100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 table:number-columns-spanned="1" table:number-rows-spanned="2">
            <text:p>Podíl autora</text:p>
          </table:table-cell>
          <table:table-cell table:style-name="Default" office:value-type="string" calcext:value-type="string" table:number-columns-spanned="6" table:number-rows-spanned="1">
            <text:p>Cena za výtisk</text:p>
          </table:table-cell>
          <table:covered-table-cell table:number-columns-repeated="5" table:style-name="Default"/>
        </table:table-row>
        <table:table-row table:style-name="ro1">
          <table:covered-table-cell table:style-name="Default"/>
          <table:table-cell office:value-type="currency" office:currency="CZK" office:value="50" calcext:value-type="currency">
            <text:p>50.00 Kč</text:p>
          </table:table-cell>
          <table:table-cell office:value-type="currency" office:currency="CZK" office:value="75" calcext:value-type="currency">
            <text:p>75.00 Kč</text:p>
          </table:table-cell>
          <table:table-cell office:value-type="currency" office:currency="CZK" office:value="100" calcext:value-type="currency">
            <text:p>100.00 Kč</text:p>
          </table:table-cell>
          <table:table-cell office:value-type="currency" office:currency="CZK" office:value="125" calcext:value-type="currency">
            <text:p>125.00 Kč</text:p>
          </table:table-cell>
          <table:table-cell office:value-type="currency" office:currency="CZK" office:value="150" calcext:value-type="currency">
            <text:p>150.00 Kč</text:p>
          </table:table-cell>
          <table:table-cell office:value-type="currency" office:currency="CZK" office:value="175" calcext:value-type="currency">
            <text:p>175.00 Kč</text:p>
          </table:table-cell>
        </table:table-row>
        <table:table-row table:style-name="ro1">
          <table:table-cell office:value-type="percentage" office:value="0.06" calcext:value-type="percentage">
            <text:p>6.00%</text:p>
          </table:table-cell>
          <table:table-cell table:formula="of:=[.$C$1]*NUMBERVALUE([.B$4])*[.$A5]" office:value-type="currency" office:currency="CZK" office:value="3000" calcext:value-type="currency">
            <text:p>3,000.00 Kč</text:p>
          </table:table-cell>
          <table:table-cell table:formula="of:=[.$C$1]*NUMBERVALUE([.C$4])*[.$A5]" office:value-type="currency" office:currency="CZK" office:value="4500" calcext:value-type="currency">
            <text:p>4,500.00 Kč</text:p>
          </table:table-cell>
          <table:table-cell table:formula="of:=[.$C$1]*NUMBERVALUE([.D$4])*[.$A5]" office:value-type="currency" office:currency="CZK" office:value="6000" calcext:value-type="currency">
            <text:p>6,000.00 Kč</text:p>
          </table:table-cell>
          <table:table-cell table:formula="of:=[.$C$1]*NUMBERVALUE([.E$4])*[.$A5]" office:value-type="currency" office:currency="CZK" office:value="7500" calcext:value-type="currency">
            <text:p>7,500.00 Kč</text:p>
          </table:table-cell>
          <table:table-cell table:formula="of:=[.$C$1]*NUMBERVALUE([.F$4])*[.$A5]" office:value-type="currency" office:currency="CZK" office:value="9000" calcext:value-type="currency">
            <text:p>9,000.00 Kč</text:p>
          </table:table-cell>
          <table:table-cell table:formula="of:=[.$C$1]*NUMBERVALUE([.G$4])*[.$A5]" office:value-type="currency" office:currency="CZK" office:value="10500" calcext:value-type="currency">
            <text:p>10,500.00 Kč</text:p>
          </table:table-cell>
        </table:table-row>
        <table:table-row table:style-name="ro1">
          <table:table-cell office:value-type="percentage" office:value="0.08" calcext:value-type="percentage">
            <text:p>8.00%</text:p>
          </table:table-cell>
          <table:table-cell table:formula="of:=[.$C$1]*NUMBERVALUE([.B$4])*[.$A6]" office:value-type="currency" office:currency="CZK" office:value="4000" calcext:value-type="currency">
            <text:p>4,000.00 Kč</text:p>
          </table:table-cell>
          <table:table-cell table:formula="of:=[.$C$1]*NUMBERVALUE([.C$4])*[.$A6]" office:value-type="currency" office:currency="CZK" office:value="6000" calcext:value-type="currency">
            <text:p>6,000.00 Kč</text:p>
          </table:table-cell>
          <table:table-cell table:formula="of:=[.$C$1]*NUMBERVALUE([.D$4])*[.$A6]" office:value-type="currency" office:currency="CZK" office:value="8000" calcext:value-type="currency">
            <text:p>8,000.00 Kč</text:p>
          </table:table-cell>
          <table:table-cell table:formula="of:=[.$C$1]*NUMBERVALUE([.E$4])*[.$A6]" office:value-type="currency" office:currency="CZK" office:value="10000" calcext:value-type="currency">
            <text:p>10,000.00 Kč</text:p>
          </table:table-cell>
          <table:table-cell table:formula="of:=[.$C$1]*NUMBERVALUE([.F$4])*[.$A6]" office:value-type="currency" office:currency="CZK" office:value="12000" calcext:value-type="currency">
            <text:p>12,000.00 Kč</text:p>
          </table:table-cell>
          <table:table-cell table:formula="of:=[.$C$1]*NUMBERVALUE([.G$4])*[.$A6]" office:value-type="currency" office:currency="CZK" office:value="14000" calcext:value-type="currency">
            <text:p>14,000.00 Kč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table:formula="of:=[.$C$1]*NUMBERVALUE([.B$4])*[.$A7]" office:value-type="currency" office:currency="CZK" office:value="5000" calcext:value-type="currency">
            <text:p>5,000.00 Kč</text:p>
          </table:table-cell>
          <table:table-cell table:formula="of:=[.$C$1]*NUMBERVALUE([.C$4])*[.$A7]" office:value-type="currency" office:currency="CZK" office:value="7500" calcext:value-type="currency">
            <text:p>7,500.00 Kč</text:p>
          </table:table-cell>
          <table:table-cell table:formula="of:=[.$C$1]*NUMBERVALUE([.D$4])*[.$A7]" office:value-type="currency" office:currency="CZK" office:value="10000" calcext:value-type="currency">
            <text:p>10,000.00 Kč</text:p>
          </table:table-cell>
          <table:table-cell table:formula="of:=[.$C$1]*NUMBERVALUE([.E$4])*[.$A7]" office:value-type="currency" office:currency="CZK" office:value="12500" calcext:value-type="currency">
            <text:p>12,500.00 Kč</text:p>
          </table:table-cell>
          <table:table-cell table:formula="of:=[.$C$1]*NUMBERVALUE([.F$4])*[.$A7]" office:value-type="currency" office:currency="CZK" office:value="15000" calcext:value-type="currency">
            <text:p>15,000.00 Kč</text:p>
          </table:table-cell>
          <table:table-cell table:formula="of:=[.$C$1]*NUMBERVALUE([.G$4])*[.$A7]" office:value-type="currency" office:currency="CZK" office:value="17500" calcext:value-type="currency">
            <text:p>17,500.00 Kč</text:p>
          </table:table-cell>
        </table:table-row>
        <table:table-row table:style-name="ro1">
          <table:table-cell office:value-type="percentage" office:value="0.12" calcext:value-type="percentage">
            <text:p>12.00%</text:p>
          </table:table-cell>
          <table:table-cell table:formula="of:=[.$C$1]*NUMBERVALUE([.B$4])*[.$A8]" office:value-type="currency" office:currency="CZK" office:value="6000" calcext:value-type="currency">
            <text:p>6,000.00 Kč</text:p>
          </table:table-cell>
          <table:table-cell table:formula="of:=[.$C$1]*NUMBERVALUE([.C$4])*[.$A8]" office:value-type="currency" office:currency="CZK" office:value="9000" calcext:value-type="currency">
            <text:p>9,000.00 Kč</text:p>
          </table:table-cell>
          <table:table-cell table:formula="of:=[.$C$1]*NUMBERVALUE([.D$4])*[.$A8]" office:value-type="currency" office:currency="CZK" office:value="12000" calcext:value-type="currency">
            <text:p>12,000.00 Kč</text:p>
          </table:table-cell>
          <table:table-cell table:formula="of:=[.$C$1]*NUMBERVALUE([.E$4])*[.$A8]" office:value-type="currency" office:currency="CZK" office:value="15000" calcext:value-type="currency">
            <text:p>15,000.00 Kč</text:p>
          </table:table-cell>
          <table:table-cell table:formula="of:=[.$C$1]*NUMBERVALUE([.F$4])*[.$A8]" office:value-type="currency" office:currency="CZK" office:value="18000" calcext:value-type="currency">
            <text:p>18,000.00 Kč</text:p>
          </table:table-cell>
          <table:table-cell table:formula="of:=[.$C$1]*NUMBERVALUE([.G$4])*[.$A8]" office:value-type="currency" office:currency="CZK" office:value="21000" calcext:value-type="currency">
            <text:p>21,000.00 Kč</text:p>
          </table:table-cell>
        </table:table-row>
        <table:table-row table:style-name="ro1">
          <table:table-cell office:value-type="percentage" office:value="0.14" calcext:value-type="percentage">
            <text:p>14.00%</text:p>
          </table:table-cell>
          <table:table-cell table:formula="of:=[.$C$1]*NUMBERVALUE([.B$4])*[.$A9]" office:value-type="currency" office:currency="CZK" office:value="7000" calcext:value-type="currency">
            <text:p>7,000.00 Kč</text:p>
          </table:table-cell>
          <table:table-cell table:formula="of:=[.$C$1]*NUMBERVALUE([.C$4])*[.$A9]" office:value-type="currency" office:currency="CZK" office:value="10500" calcext:value-type="currency">
            <text:p>10,500.00 Kč</text:p>
          </table:table-cell>
          <table:table-cell table:formula="of:=[.$C$1]*NUMBERVALUE([.D$4])*[.$A9]" office:value-type="currency" office:currency="CZK" office:value="14000" calcext:value-type="currency">
            <text:p>14,000.00 Kč</text:p>
          </table:table-cell>
          <table:table-cell table:formula="of:=[.$C$1]*NUMBERVALUE([.E$4])*[.$A9]" office:value-type="currency" office:currency="CZK" office:value="17500" calcext:value-type="currency">
            <text:p>17,500.00 Kč</text:p>
          </table:table-cell>
          <table:table-cell table:formula="of:=[.$C$1]*NUMBERVALUE([.F$4])*[.$A9]" office:value-type="currency" office:currency="CZK" office:value="21000" calcext:value-type="currency">
            <text:p>21,000.00 Kč</text:p>
          </table:table-cell>
          <table:table-cell table:formula="of:=[.$C$1]*NUMBERVALUE([.G$4])*[.$A9]" office:value-type="currency" office:currency="CZK" office:value="24500" calcext:value-type="currency">
            <text:p>24,500.00 Kč</text:p>
          </table:table-cell>
        </table:table-row>
        <table:table-row table:style-name="ro1">
          <table:table-cell office:value-type="percentage" office:value="0.16" calcext:value-type="percentage">
            <text:p>16.00%</text:p>
          </table:table-cell>
          <table:table-cell table:formula="of:=[.$C$1]*NUMBERVALUE([.B$4])*[.$A10]" office:value-type="currency" office:currency="CZK" office:value="8000" calcext:value-type="currency">
            <text:p>8,000.00 Kč</text:p>
          </table:table-cell>
          <table:table-cell table:formula="of:=[.$C$1]*NUMBERVALUE([.C$4])*[.$A10]" office:value-type="currency" office:currency="CZK" office:value="12000" calcext:value-type="currency">
            <text:p>12,000.00 Kč</text:p>
          </table:table-cell>
          <table:table-cell table:formula="of:=[.$C$1]*NUMBERVALUE([.D$4])*[.$A10]" office:value-type="currency" office:currency="CZK" office:value="16000" calcext:value-type="currency">
            <text:p>16,000.00 Kč</text:p>
          </table:table-cell>
          <table:table-cell table:formula="of:=[.$C$1]*NUMBERVALUE([.E$4])*[.$A10]" office:value-type="currency" office:currency="CZK" office:value="20000" calcext:value-type="currency">
            <text:p>20,000.00 Kč</text:p>
          </table:table-cell>
          <table:table-cell table:formula="of:=[.$C$1]*NUMBERVALUE([.F$4])*[.$A10]" office:value-type="currency" office:currency="CZK" office:value="24000" calcext:value-type="currency">
            <text:p>24,000.00 Kč</text:p>
          </table:table-cell>
          <table:table-cell table:formula="of:=[.$C$1]*NUMBERVALUE([.G$4])*[.$A10]" office:value-type="currency" office:currency="CZK" office:value="28000" calcext:value-type="currency">
            <text:p>28,000.00 Kč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1:04:20.4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18:06:59.157000000</meta:creation-date>
    <dc:date>2020-05-13T18:43:59.871000000</dc:date>
    <meta:editing-duration>PT5M30S</meta:editing-duration>
    <meta:editing-cycles>1</meta:editing-cycles>
    <meta:generator>LibreOffice/6.4.3.2$Windows_X86_64 LibreOffice_project/747b5d0ebf89f41c860ec2a39efd7cb15b54f2d8</meta:generator>
    <meta:document-statistic meta:table-count="1" meta:cell-count="5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12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12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012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1012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2.956cm" style:legend-expansion="high" chart:style-name="ch2"/>
        <chart:plot-area chart:style-name="ch3" table:cell-range-address="Sheet1.B4:Sheet1.G4 Sheet1.A5:Sheet1.G10" chart:data-source-has-labels="both" svg:x="1.331cm" svg:y="0.18cm" svg:width="12.43cm" svg:height="7.659cm">
          <chartooo:coordinate-region svg:x="3.619cm" svg:y="0.379cm" svg:width="10.142cm" svg:height="6.813cm"/>
          <chart:axis chart:dimension="x" chart:name="primary-x" chart:style-name="ch4" chartooo:axis-type="auto">
            <chartooo:date-scale/>
            <chart:title svg:x="6.669cm" svg:y="8.019cm" chart:style-name="ch5">
              <text:p>Cena knihy</text:p>
            </chart:title>
            <chart:categories table:cell-range-address="Sheet1.B4:Sheet1.G4"/>
            <chart:grid chart:style-name="ch6" chart:class="major"/>
          </chart:axis>
          <chart:axis chart:dimension="y" chart:name="primary-y" chart:style-name="ch7">
            <chart:title svg:x="0.451cm" svg:y="4.662cm" chart:style-name="ch8">
              <text:p>Honorář</text:p>
            </chart:title>
            <chart:grid chart:style-name="ch6" chart:class="major"/>
          </chart:axis>
          <chart:series chart:style-name="ch9" chart:values-cell-range-address="Sheet1.B5:Sheet1.B10" chart:label-cell-address="Sheet1.A5:Sheet1.A5" chart:class="chart:bar">
            <chart:data-point chart:repeated="6"/>
          </chart:series>
          <chart:series chart:style-name="ch10" chart:values-cell-range-address="Sheet1.C5:Sheet1.C10" chart:label-cell-address="Sheet1.A6:Sheet1.A6" chart:class="chart:bar">
            <chart:data-point chart:repeated="6"/>
          </chart:series>
          <chart:series chart:style-name="ch11" chart:values-cell-range-address="Sheet1.D5:Sheet1.D10" chart:label-cell-address="Sheet1.A7:Sheet1.A7" chart:class="chart:bar">
            <chart:data-point chart:repeated="6"/>
          </chart:series>
          <chart:series chart:style-name="ch12" chart:values-cell-range-address="Sheet1.E5:Sheet1.E10" chart:label-cell-address="Sheet1.A8:Sheet1.A8" chart:class="chart:bar">
            <chart:data-point chart:repeated="6"/>
          </chart:series>
          <chart:series chart:style-name="ch13" chart:values-cell-range-address="Sheet1.F5:Sheet1.F10" chart:label-cell-address="Sheet1.A9:Sheet1.A9" chart:class="chart:bar">
            <chart:data-point chart:repeated="6"/>
          </chart:series>
          <chart:series chart:style-name="ch14" chart:values-cell-range-address="Sheet1.G5:Sheet1.G10" chart:label-cell-address="Sheet1.A10:Sheet1.A10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.00%</text:p>
                <draw:g>
                  <svg:desc>Sheet1.A5:Sheet1.A5</svg:desc>
                </draw:g>
              </table:table-cell>
              <table:table-cell office:value-type="string">
                <text:p>8.00%</text:p>
                <draw:g>
                  <svg:desc>Sheet1.A6:Sheet1.A6</svg:desc>
                </draw:g>
              </table:table-cell>
              <table:table-cell office:value-type="string">
                <text:p>10.00%</text:p>
                <draw:g>
                  <svg:desc>Sheet1.A7:Sheet1.A7</svg:desc>
                </draw:g>
              </table:table-cell>
              <table:table-cell office:value-type="string">
                <text:p>12.00%</text:p>
                <draw:g>
                  <svg:desc>Sheet1.A8:Sheet1.A8</svg:desc>
                </draw:g>
              </table:table-cell>
              <table:table-cell office:value-type="string">
                <text:p>14.00%</text:p>
                <draw:g>
                  <svg:desc>Sheet1.A9:Sheet1.A9</svg:desc>
                </draw:g>
              </table:table-cell>
              <table:table-cell office:value-type="string">
                <text:p>16.00%</text:p>
                <draw:g>
                  <svg:desc>Sheet1.A10:Sheet1.A10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B4:Sheet1.G4</svg:desc>
                </draw:g>
              </table:table-cell>
              <table:table-cell office:value-type="float" office:value="3000">
                <text:p>3000</text:p>
                <draw:g>
                  <svg:desc>Sheet1.B5:Sheet1.B10</svg:desc>
                </draw:g>
              </table:table-cell>
              <table:table-cell office:value-type="float" office:value="4500">
                <text:p>4500</text:p>
                <draw:g>
                  <svg:desc>Sheet1.C5:Sheet1.C10</svg:desc>
                </draw:g>
              </table:table-cell>
              <table:table-cell office:value-type="float" office:value="6000">
                <text:p>6000</text:p>
                <draw:g>
                  <svg:desc>Sheet1.D5:Sheet1.D10</svg:desc>
                </draw:g>
              </table:table-cell>
              <table:table-cell office:value-type="float" office:value="7500">
                <text:p>7500</text:p>
                <draw:g>
                  <svg:desc>Sheet1.E5:Sheet1.E10</svg:desc>
                </draw:g>
              </table:table-cell>
              <table:table-cell office:value-type="float" office:value="9000">
                <text:p>9000</text:p>
                <draw:g>
                  <svg:desc>Sheet1.F5:Sheet1.F10</svg:desc>
                </draw:g>
              </table:table-cell>
              <table:table-cell office:value-type="float" office:value="10500">
                <text:p>10500</text:p>
                <draw:g>
                  <svg:desc>Sheet1.G5:Sheet1.G10</svg:desc>
                </draw:g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00">
                <text:p>5000</text:p>
              </table:table-cell>
              <table:table-cell office:value-type="float" office:value="7500">
                <text:p>7500</text:p>
              </table:table-cell>
              <table:table-cell office:value-type="float" office:value="10000">
                <text:p>10000</text:p>
              </table:table-cell>
              <table:table-cell office:value-type="float" office:value="12500">
                <text:p>12500</text:p>
              </table:table-cell>
              <table:table-cell office:value-type="float" office:value="15000">
                <text:p>15000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000">
                <text:p>6000</text:p>
              </table:table-cell>
              <table:table-cell office:value-type="float" office:value="9000">
                <text:p>9000</text:p>
              </table:table-cell>
              <table:table-cell office:value-type="float" office:value="12000">
                <text:p>12000</text:p>
              </table:table-cell>
              <table:table-cell office:value-type="float" office:value="15000">
                <text:p>15000</text:p>
              </table:table-cell>
              <table:table-cell office:value-type="float" office:value="18000">
                <text:p>180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000">
                <text:p>7000</text:p>
              </table:table-cell>
              <table:table-cell office:value-type="float" office:value="10500">
                <text:p>10500</text:p>
              </table:table-cell>
              <table:table-cell office:value-type="float" office:value="14000">
                <text:p>14000</text:p>
              </table:table-cell>
              <table:table-cell office:value-type="float" office:value="17500">
                <text:p>17500</text:p>
              </table:table-cell>
              <table:table-cell office:value-type="float" office:value="21000">
                <text:p>21000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000">
                <text:p>8000</text:p>
              </table:table-cell>
              <table:table-cell office:value-type="float" office:value="12000">
                <text:p>12000</text:p>
              </table:table-cell>
              <table:table-cell office:value-type="float" office:value="16000">
                <text:p>16000</text:p>
              </table:table-cell>
              <table:table-cell office:value-type="float" office:value="20000">
                <text:p>20000</text:p>
              </table:table-cell>
              <table:table-cell office:value-type="float" office:value="24000">
                <text:p>24000</text:p>
              </table:table-cell>
              <table:table-cell office:value-type="float" office:value="28000">
                <text:p>2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